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P1" style:family="paragraph" style:parent-style-name="Standard">
      <style:text-properties style:font-name="Lato" fo:language="zxx" fo:country="none" style:language-asian="zxx" style:country-asian="none" style:language-complex="zxx" style:country-complex="none"/>
    </style:style>
    <style:style style:name="P2" style:family="paragraph" style:parent-style-name="Standard">
      <style:text-properties style:font-name="Lato" fo:language="zxx" fo:country="none" officeooo:rsid="0011aecc" officeooo:paragraph-rsid="0011aecc" style:language-asian="zxx" style:country-asian="none" style:language-complex="zxx" style:country-complex="none"/>
    </style:style>
    <style:style style:name="P3" style:family="paragraph" style:parent-style-name="Table_20_Contents">
      <style:text-properties style:font-name="Lato" fo:language="zxx" fo:country="none" style:language-asian="zxx" style:country-asian="none" style:language-complex="zxx" style:country-complex="none"/>
    </style:style>
    <style:style style:name="P4" style:family="paragraph" style:parent-style-name="Table_20_Contents">
      <style:text-properties style:font-name="Lato" fo:language="zxx" fo:country="none" officeooo:paragraph-rsid="00231837" style:language-asian="zxx" style:country-asian="none" style:language-complex="zxx" style:country-complex="none"/>
    </style:style>
    <style:style style:name="P5" style:family="paragraph" style:parent-style-name="Table_20_Contents">
      <style:text-properties style:font-name="Lato" fo:language="zxx" fo:country="none" officeooo:rsid="001845c1" officeooo:paragraph-rsid="001845c1" style:language-asian="zxx" style:country-asian="none" style:language-complex="zxx" style:country-complex="none"/>
    </style:style>
    <style:style style:name="P6" style:family="paragraph" style:parent-style-name="Table_20_Contents">
      <style:text-properties style:font-name="Lato" officeooo:rsid="001845c1" officeooo:paragraph-rsid="001845c1"/>
    </style:style>
    <style:style style:name="P7" style:family="paragraph" style:parent-style-name="Table_20_Contents">
      <style:text-properties style:font-name="Lato" fo:font-weight="normal" officeooo:rsid="001b4b61" officeooo:paragraph-rsid="001b4b61" style:font-weight-asian="normal" style:font-weight-complex="normal"/>
    </style:style>
    <style:style style:name="P8" style:family="paragraph" style:parent-style-name="Table_20_Contents">
      <style:text-properties style:font-name="Lato" fo:font-weight="normal" officeooo:rsid="0019e18d" officeooo:paragraph-rsid="0019e18d" style:font-weight-asian="normal" style:font-weight-complex="normal"/>
    </style:style>
    <style:style style:name="P9" style:family="paragraph" style:parent-style-name="Table_20_Contents">
      <style:text-properties style:font-name="Lato" fo:font-weight="normal" officeooo:rsid="001d87a9" officeooo:paragraph-rsid="001d87a9" style:font-weight-asian="normal" style:font-weight-complex="normal"/>
    </style:style>
    <style:style style:name="P10" style:family="paragraph" style:parent-style-name="Table_20_Contents">
      <style:text-properties style:font-name="Lato" fo:font-weight="bold" officeooo:rsid="0019dc62" officeooo:paragraph-rsid="0019dc62" style:font-weight-asian="bold" style:font-weight-complex="bold"/>
    </style:style>
    <style:style style:name="P11" style:family="paragraph" style:parent-style-name="Table_20_Contents">
      <style:text-properties style:font-name="Lato" officeooo:rsid="00231837" officeooo:paragraph-rsid="001845c1"/>
    </style:style>
    <style:style style:name="P12" style:family="paragraph" style:parent-style-name="Table_20_Contents">
      <style:text-properties officeooo:paragraph-rsid="001d87a9"/>
    </style:style>
    <style:style style:name="P13" style:family="paragraph" style:parent-style-name="Text_20_body">
      <style:text-properties style:font-name="Lato" fo:language="zxx" fo:country="none" officeooo:paragraph-rsid="00231837" style:language-asian="zxx" style:country-asian="none" style:language-complex="zxx" style:country-complex="none"/>
    </style:style>
    <style:style style:name="P14" style:family="paragraph" style:parent-style-name="Text_20_body">
      <style:paragraph-properties fo:margin-top="0in" fo:margin-bottom="0in" loext:contextual-spacing="false"/>
      <style:text-properties style:font-name="Lato" fo:language="zxx" fo:country="none" officeooo:rsid="0011aecc" officeooo:paragraph-rsid="00121785" style:language-asian="zxx" style:country-asian="none" style:language-complex="zxx" style:country-complex="none"/>
    </style:style>
    <style:style style:name="P15" style:family="paragraph" style:parent-style-name="Heading_20_2">
      <style:text-properties style:font-name="Lato" fo:language="zxx" fo:country="none" officeooo:rsid="0011aecc" officeooo:paragraph-rsid="0011aecc" style:language-asian="zxx" style:country-asian="none" style:language-complex="zxx" style:country-complex="none"/>
    </style:style>
    <style:style style:name="P16" style:family="paragraph" style:parent-style-name="Standard">
      <style:text-properties style:font-name="Lato" fo:language="zxx" fo:country="none" officeooo:rsid="0011aecc" officeooo:paragraph-rsid="0011aecc" style:language-asian="zxx" style:country-asian="none" style:language-complex="zxx" style:country-complex="none"/>
    </style:style>
    <style:style style:name="P17" style:family="paragraph" style:parent-style-name="Table_20_Contents" style:list-style-name="L3">
      <style:text-properties style:font-name="Lato" officeooo:rsid="00231837" officeooo:paragraph-rsid="00231837"/>
    </style:style>
    <style:style style:name="P18" style:family="paragraph" style:parent-style-name="Table_20_Contents" style:list-style-name="L3">
      <style:text-properties style:font-name="Lato" fo:language="zxx" fo:country="none" officeooo:rsid="00231837" officeooo:paragraph-rsid="00231837" style:language-asian="zxx" style:country-asian="none" style:language-complex="zxx" style:country-complex="none"/>
    </style:style>
    <style:style style:name="P19" style:family="paragraph" style:parent-style-name="Table_20_Contents" style:list-style-name="L3">
      <style:paragraph-properties fo:margin-top="0.1189in" fo:margin-bottom="0.1189in" loext:contextual-spacing="false"/>
      <style:text-properties style:font-name="Lato" fo:language="zxx" fo:country="none" officeooo:rsid="00231837" officeooo:paragraph-rsid="00231837" style:language-asian="zxx" style:country-asian="none" style:language-complex="zxx" style:country-complex="none"/>
    </style:style>
    <style:style style:name="P20" style:family="paragraph" style:parent-style-name="Text_20_body" style:list-style-name="L1">
      <style:text-properties style:font-name="Lato" fo:language="zxx" fo:country="none" officeooo:rsid="0011aecc" style:language-asian="zxx" style:country-asian="none" style:language-complex="zxx" style:country-complex="none"/>
    </style:style>
    <style:style style:name="P21" style:family="paragraph" style:parent-style-name="Text_20_body" style:list-style-name="L2">
      <style:text-properties fo:language="zxx" fo:country="none" style:language-asian="zxx" style:country-asian="none" style:language-complex="zxx" style:country-complex="none"/>
    </style:style>
    <style:style style:name="P22" style:family="paragraph" style:parent-style-name="Text_20_body" style:list-style-name="L1">
      <style:paragraph-properties fo:margin-top="0in" fo:margin-bottom="0in" loext:contextual-spacing="false"/>
      <style:text-properties style:font-name="Lato" fo:language="zxx" fo:country="none" officeooo:rsid="0011aecc" style:language-asian="zxx" style:country-asian="none" style:language-complex="zxx" style:country-complex="none"/>
    </style:style>
    <style:style style:name="P23" style:family="paragraph" style:parent-style-name="Text_20_body" style:list-style-name="L1">
      <style:paragraph-properties fo:margin-top="0in" fo:margin-bottom="0in" loext:contextual-spacing="false"/>
      <style:text-properties style:font-name="Lato" fo:language="zxx" fo:country="none" officeooo:rsid="0011aecc" officeooo:paragraph-rsid="00125137" style:language-asian="zxx" style:country-asian="none" style:language-complex="zxx" style:country-complex="none"/>
    </style:style>
    <style:style style:name="P24" style:family="paragraph" style:parent-style-name="Text_20_body" style:list-style-name="L1">
      <style:paragraph-properties fo:margin-top="0in" fo:margin-bottom="0in" loext:contextual-spacing="false"/>
      <style:text-properties style:font-name="Lato" fo:language="zxx" fo:country="none" officeooo:rsid="0011aecc" officeooo:paragraph-rsid="00121785" style:language-asian="zxx" style:country-asian="none" style:language-complex="zxx" style:country-complex="none"/>
    </style:style>
    <style:style style:name="P25" style:family="paragraph" style:parent-style-name="Text_20_body" style:list-style-name="L2">
      <style:paragraph-properties fo:margin-top="0in" fo:margin-bottom="0in" loext:contextual-spacing="false"/>
      <style:text-properties fo:language="zxx" fo:country="none" style:language-asian="zxx" style:country-asian="none" style:language-complex="zxx" style:country-complex="none"/>
    </style:style>
    <style:style style:name="P26" style:family="paragraph" style:parent-style-name="Text_20_body" style:list-style-name="L1">
      <style:paragraph-properties fo:margin-top="0.2374in" fo:margin-bottom="0.2374in" loext:contextual-spacing="false"/>
      <style:text-properties fo:color="#c9211e" style:font-name="Lato" fo:language="zxx" fo:country="none" fo:font-weight="bold" officeooo:rsid="00231837" officeooo:paragraph-rsid="00231837" style:language-asian="zxx" style:country-asian="none" style:font-weight-asian="bold" style:language-complex="zxx" style:country-complex="none" style:font-weight-complex="bold"/>
    </style:style>
    <style:style style:name="P27" style:family="paragraph" style:parent-style-name="Text_20_body" style:list-style-name="L1">
      <style:paragraph-properties fo:margin-top="0.2374in" fo:margin-bottom="0.2374in" loext:contextual-spacing="false"/>
      <style:text-properties style:font-name="Lato" fo:language="zxx" fo:country="none" officeooo:rsid="0011aecc" officeooo:paragraph-rsid="00121785" style:language-asian="zxx" style:country-asian="none" style:language-complex="zxx" style:country-complex="none"/>
    </style:style>
    <style:style style:name="P28" style:family="paragraph" style:parent-style-name="Text_20_body" style:list-style-name="L1">
      <style:paragraph-properties fo:margin-top="0.0791in" fo:margin-bottom="0.0791in" loext:contextual-spacing="false"/>
      <style:text-properties style:font-name="Lato" fo:language="zxx" fo:country="none" officeooo:rsid="0011aecc" officeooo:paragraph-rsid="00121785" style:language-asian="zxx" style:country-asian="none" style:language-complex="zxx" style:country-complex="none"/>
    </style:style>
    <style:style style:name="P29" style:family="paragraph" style:parent-style-name="Text_20_body" style:list-style-name="L1">
      <style:paragraph-properties fo:margin-top="0.1189in" fo:margin-bottom="0.1189in" loext:contextual-spacing="false"/>
      <style:text-properties style:font-name="Lato" fo:language="zxx" fo:country="none" officeooo:rsid="0011aecc" officeooo:paragraph-rsid="00121785" style:language-asian="zxx" style:country-asian="none" style:language-complex="zxx" style:country-complex="none"/>
    </style:style>
    <style:style style:name="T1" style:family="text">
      <style:text-properties style:font-name="Lato" fo:language="zxx" fo:country="none" officeooo:rsid="0011aecc" style:language-asian="zxx" style:country-asian="none" style:language-complex="zxx" style:country-complex="none"/>
    </style:style>
    <style:style style:name="T2" style:family="text">
      <style:text-properties style:font-name="Lato" fo:font-weight="normal" officeooo:rsid="001d87a9" style:font-weight-asian="normal" style:font-weight-complex="normal"/>
    </style:style>
    <style:style style:name="T3" style:family="text">
      <style:text-properties officeooo:rsid="00125137"/>
    </style:style>
    <style:style style:name="T4" style:family="text">
      <style:text-properties officeooo:rsid="001355d2"/>
    </style:style>
    <style:style style:name="T5" style:family="text">
      <style:text-properties officeooo:rsid="00143b9b"/>
    </style:style>
    <style:style style:name="T6" style:family="text">
      <style:text-properties officeooo:rsid="0015a44e"/>
    </style:style>
    <style:style style:name="T7" style:family="text">
      <style:text-properties officeooo:rsid="001752c6"/>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aron Andal</text:p>
      <text:h text:style-name="P15" text:outline-level="2"><text:bookmark text:name="yui_3_17_2_1_1648452169463_45"/>Tasca Script de càrrega d'una base de dades</text:h>
      <table:table table:name="Table1" table:style-name="Table1">
        <table:table-column table:style-name="Table1.A"/>
        <table:table-row table:style-name="TableLine94831372242176">
          <table:table-cell table:style-name="Table1.A1" office:value-type="string">
            <text:p text:style-name="P1"/>
            <text:section text:style-name="Sect1" text:name="intro">
              <text:section text:style-name="Sect1" text:name="yui_3_17_2_1_1648452169463_40">
                <text:p text:style-name="Text_20_body"><text:span text:style-name="T1">Hem de dissenyar la BD i carregar les dades per una aplicació que analitza les dades de la qualitat de l'aire a Barcelona.</text:span></text:p>
                <text:p text:style-name="Text_20_body"><text:span text:style-name="T1"/></text:p>
                <text:p text:style-name="Text_20_body"><text:span text:style-name="T1">Les dades estan disponibles a la web de dades obertes de l'ajuntament de Barcelona: https://opendata-ajuntament.barcelona.cat/data/es/dataset/qualitat-aire-detall-bcn</text:span></text:p>
                <text:p text:style-name="Text_20_body"><text:span text:style-name="T1"/></text:p>
                <text:p text:style-name="Text_20_body"><text:span text:style-name="T1">Hi tenim dades històriques i dades dels darrers 3 dies que s'actualitzen periòdicament. Cada hora</text:span></text:p>
                <text:p text:style-name="Text_20_body"><text:span text:style-name="T1"/></text:p>
                <text:p text:style-name="Text_20_body"><text:span text:style-name="T1">Les dades estan en format csv</text:span></text:p>
                <text:p text:style-name="Text_20_body"><text:span text:style-name="T1"/></text:p>
                <text:p text:style-name="Text_20_body"><text:span text:style-name="T1">Les dades però no estan en el format que necessitem a la nostra base de dades.</text:span></text:p>
                <text:p text:style-name="Text_20_body"><text:span text:style-name="T1"/></text:p>
                <text:p text:style-name="Text_20_body"><text:span text:style-name="T1"/></text:p>
                <text:p text:style-name="Text_20_body"><text:span text:style-name="T1">Aquí, donat un contaminant i una estació, tenim un registre per cada dia. I a cada registre tenim les dades de les 24 hores del dia en camps diferents.</text:span></text:p>
                <text:p text:style-name="Text_20_body"><text:span text:style-name="T1"/></text:p>
                <text:p text:style-name="Text_20_body"><text:span text:style-name="T1"><text:s text:c="4"/>A la nostra base de dades, necessitaríem que cada dada temporal estigui en un registre diferent. Per cada registre del .CSV original, haurem de crear 24 registres un per cada hora del dia del registre original.</text:span></text:p>
                <text:p text:style-name="Text_20_body"><text:span text:style-name="T1"><text:s text:c="4"/>I també podríem aprofitar per normalitzar la taula i treure les dades de la província. (Barcelona ciutat sempre és de la província de Barcelona, és informació redundant)</text:span></text:p>
                <text:p text:style-name="Text_20_body"><text:span text:style-name="T1"><text:s text:c="4"/>Fixeu-vos també que al csv hi ha unes columnes V1..V24 que indiquen si la dada de la columna "Hi" està informada</text:span></text:p>
                <text:p text:style-name="Text_20_body"><text:span text:style-name="T1"><text:s text:c="4"/>Com que el csv es carrega cada hora, les columnes de les hores posteriors a l'hora actual encara no estan informades. Hem de pensar com ho tractem.</text:span></text:p>
                <text:p text:style-name="Text_20_body"><text:span text:style-name="T1"/></text:p>
                <text:p text:style-name="Text_20_body"><text:soft-page-break/><text:span text:style-name="T1">Que heu de fer:</text:span></text:p>
                <text:p text:style-name="Text_20_body"><text:span text:style-name="T1"/></text:p>
                <text:p text:style-name="Text_20_body"><text:span text:style-name="T1"><text:s text:c="4"/>Feu l'script sql necessari per crear la BD. Penseu primer quina informació hi voleu guardar.</text:span></text:p>
                <text:p text:style-name="Text_20_body"><text:span text:style-name="T1"><text:s text:c="4"/>Feu un script awk que donat un csv descarregat de la web el converteixi en un csv preparat per carregar a la nostra BD</text:span></text:p>
                <text:p text:style-name="Text_20_body"><text:span text:style-name="T1"><text:s text:c="4"/>Feu un script per la càrrega inicial. Que donat uns quants fitxers mensuals descarregats en un directori faci la transformació necessària de les dades i els carregui a la base de dades</text:span></text:p>
                <text:p text:style-name="Text_20_body"><text:span text:style-name="T1"/></text:p>
                <text:p text:style-name="Text_20_body"><text:span text:style-name="T1"><text:s text:c="4"/>Feu un script bash que s'executi cada dia i que descarregui el darrer csv de la web, el transformi, el carregui a la BD i faci alguna operació més de manteniment de la base de dades. (Per exemple esborrar dades velles o calcular mitjanes a informar a una altra taula)</text:span></text:p>
                <text:p text:style-name="Text_20_body"><text:span text:style-name="T1"/></text:p>
                <text:p text:style-name="Text_20_body"><text:span text:style-name="T1"><text:s text:c="4"/>Podeu fer això o alguna cosa semblant sobre algun altre dataset de les dades obertes de barcelona.</text:span></text:p>
                <text:p text:style-name="Text_20_body"><text:span text:style-name="T1"/></text:p>
                <text:p text:style-name="Text_20_body"><text:span text:style-name="T1">Més coses que podríem fer</text:span></text:p>
                <text:p text:style-name="Text_20_body"><text:span text:style-name="T1"/></text:p>
                <text:p text:style-name="Text_20_body"><text:span text:style-name="T1"><text:s text:c="4"/>Un cop carregades les dades del dia, omplir una taula de mitjanes. O d'algunes mitjanes importants. Si volem tenir una taula resum de les mitjanes del dia a la ciutat per mantenir un històric més ràpid de consultar. Podrem fer-ho amb triggers o amb un procedure que s'executi després de la importació del dia.</text:span></text:p>
                <text:p text:style-name="Text_20_body"><text:span text:style-name="T1"/></text:p>
                <text:p text:style-name="Text_20_body"><text:span text:style-name="T1">Script bàsic per descarregar csv, tractament mínim i carregar a BD</text:span></text:p>
                <text:p text:style-name="Text_20_body"><text:span text:style-name="T1"/></text:p>
                <text:p text:style-name="Text_20_body"><text:span text:style-name="T1">Exemple de script, però per carregar les dades tal qual ens arriben. Vosaltres heu de fer neteja de les dades i</text:span></text:p>
                <text:p text:style-name="Text_20_body"><text:span text:style-name="T1"/></text:p>
                <text:p text:style-name="Text_20_body"><text:span text:style-name="T1">#!/bin/sh</text:span></text:p>
                <text:p text:style-name="Text_20_body"><text:span text:style-name="T1"/></text:p>
                <text:p text:style-name="Text_20_body"><text:span text:style-name="T1">set -eu</text:span></text:p>
                <text:p text:style-name="Text_20_body"><text:soft-page-break/><text:span text:style-name="T1"/></text:p>
                <text:p text:style-name="Text_20_body"><text:span text:style-name="T1">PG_DATABASE=aire</text:span></text:p>
                <text:p text:style-name="Text_20_body"><text:span text:style-name="T1"/></text:p>
                <text:p text:style-name="Text_20_body"><text:span text:style-name="T1">CSV_URL='https://opendata-ajuntament.barcelona.cat/data/dataset/0582a266-ea06-4cc5-a219-913b22484e40/resource/c2032e7c-10ee-4c69-84d3-9e8caf9ca97a/download'</text:span></text:p>
                <text:p text:style-name="Text_20_body"><text:span text:style-name="T1">CSV_TMP=$(mktemp -u); trap 'rm -f "${CSV_TMP}"' EXIT</text:span></text:p>
                <text:p text:style-name="Text_20_body"><text:span text:style-name="T1"/></text:p>
                <text:p text:style-name="Text_20_body"><text:span text:style-name="T1"/></text:p>
                <text:p text:style-name="Text_20_body"><text:span text:style-name="T1">PSQL="psql ${PG_DATABASE}" </text:span></text:p>
                <text:p text:style-name="Text_20_body"><text:span text:style-name="T1"/></text:p>
                <text:p text:style-name="Text_20_body"><text:span text:style-name="T1"># Baixem i netegem les dades</text:span></text:p>
                <text:p text:style-name="Text_20_body"><text:span text:style-name="T1">curl -fsSL "${CSV_URL}" <text:s/>| sed '/N/d' &gt; "${CSV_TMP}"</text:span></text:p>
                <text:p text:style-name="Text_20_body"><text:span text:style-name="T1"># curl -fsSL "${CSV_URL}" <text:s/>| awk -f aire1.awk <text:s/>&gt; "${CSV_TMP}"</text:span></text:p>
                <text:p text:style-name="Text_20_body"><text:span text:style-name="T1"/></text:p>
                <text:p text:style-name="Text_20_body"><text:span text:style-name="T1">cp "${CSV_TMP}" "/home/cbernat/Documents/aire/aire1/aire1.csv"</text:span></text:p>
                <text:p text:style-name="Text_20_body"><text:span text:style-name="T1"/></text:p>
                <text:p text:style-name="Text_20_body"><text:span text:style-name="T1"/></text:p>
                <text:p text:style-name="Text_20_body"><text:span text:style-name="T1"># Importem el csv</text:span></text:p>
                <text:p text:style-name="Text_20_body"><text:span text:style-name="T1">${PSQL} &lt;&lt;-EOF</text:span></text:p>
                <text:p text:style-name="Text_20_body"><text:span text:style-name="T1"><text:s text:c="3"/>\copy aire1 from '${CSV_TMP}' DELIMITER ',' CSV HEADER;</text:span></text:p>
                <text:p text:style-name="Text_20_body"><text:span text:style-name="T1">EOF</text:span></text:p>
                <text:p text:style-name="Text_20_body"><text:span text:style-name="T1"/></text:p>
                <text:p text:style-name="Text_20_body"><text:span text:style-name="T1"># Fem neteja de la taula</text:span></text:p>
                <text:p text:style-name="Text_20_body"><text:span text:style-name="T1"># Només guardem dels darrers 2 mesos... (exemple una mica xorra...)</text:span></text:p>
                <text:p text:style-name="Text_20_body"><text:span text:style-name="T1">${PSQL} &lt;&lt;-EOF</text:span></text:p>
                <text:p text:style-name="Text_20_body"><text:span text:style-name="T1"><text:s text:c="3"/>delete from aire1 where extract(month from current_date)-mes&gt;1;</text:span></text:p>
                <text:p text:style-name="Text_20_body"><text:span text:style-name="T1">EOF</text:span></text:p>
                <text:p text:style-name="Text_20_body"><text:span text:style-name="T1"/></text:p>
                <text:p text:style-name="Text_20_body"><text:span text:style-name="T1">Aquest script carrega les dades del csv descarregat a una taula amb el fromat:</text:span></text:p>
                <text:p text:style-name="Text_20_body"><text:soft-page-break/><text:span text:style-name="T1"/></text:p>
                <text:p text:style-name="Text_20_body"><text:span text:style-name="T1">aire=&gt; \d aire1</text:span></text:p>
                <text:p text:style-name="Text_20_body"><text:span text:style-name="T1"><text:s text:c="27"/>Table "public.aire1"</text:span></text:p>
                <text:p text:style-name="Text_20_body"><text:span text:style-name="T1"><text:s text:c="6"/>Column <text:s text:c="5"/>| <text:s text:c="8"/>Type <text:s text:c="8"/>| Collation | Nullable | Default </text:span></text:p>
                <text:p text:style-name="Text_20_body"><text:span text:style-name="T1">------------------+----------------------+-----------+----------+---------</text:span></text:p>
                <text:p text:style-name="Text_20_body"><text:span text:style-name="T1"><text:s/>codi_provincia <text:s text:c="2"/>| integer <text:s text:c="13"/>| <text:s text:c="10"/>| <text:s text:c="9"/>| </text:span></text:p>
                <text:p text:style-name="Text_20_body"><text:span text:style-name="T1"><text:s/>provincia <text:s text:c="7"/>| character varying <text:s text:c="3"/>| <text:s text:c="10"/>| <text:s text:c="9"/>| </text:span></text:p>
                <text:p text:style-name="Text_20_body"><text:span text:style-name="T1"><text:s/>codi_municipi <text:s text:c="3"/>| integer <text:s text:c="13"/>| <text:s text:c="10"/>| <text:s text:c="9"/>| </text:span></text:p>
                <text:p text:style-name="Text_20_body"><text:span text:style-name="T1"><text:s/>municipi <text:s text:c="8"/>| character varying <text:s text:c="3"/>| <text:s text:c="10"/>| <text:s text:c="9"/>| </text:span></text:p>
                <text:p text:style-name="Text_20_body"><text:span text:style-name="T1"><text:s/>estacio <text:s text:c="9"/>| integer <text:s text:c="13"/>| <text:s text:c="10"/>| <text:s text:c="9"/>| </text:span></text:p>
                <text:p text:style-name="Text_20_body"><text:span text:style-name="T1"><text:s/>codi_contaminant | integer <text:s text:c="13"/>| <text:s text:c="10"/>| <text:s text:c="9"/>| </text:span></text:p>
                <text:p text:style-name="Text_20_body"><text:span text:style-name="T1"><text:s/>anyo <text:s text:c="12"/>| integer <text:s text:c="13"/>| <text:s text:c="10"/>| <text:s text:c="9"/>| </text:span></text:p>
                <text:p text:style-name="Text_20_body"><text:span text:style-name="T1"><text:s/>mes <text:s text:c="13"/>| integer <text:s text:c="13"/>| <text:s text:c="10"/>| <text:s text:c="9"/>| </text:span></text:p>
                <text:p text:style-name="Text_20_body"><text:span text:style-name="T1"><text:s/>dia <text:s text:c="13"/>| integer <text:s text:c="13"/>| <text:s text:c="10"/>| <text:s text:c="9"/>| </text:span></text:p>
                <text:p text:style-name="Text_20_body"><text:span text:style-name="T1"><text:s/>h01 <text:s text:c="13"/>| double precision <text:s text:c="4"/>| <text:s text:c="10"/>| <text:s text:c="9"/>| </text:span></text:p>
                <text:p text:style-name="Text_20_body"><text:span text:style-name="T1"><text:s/>v01 <text:s text:c="13"/>| character varying(1) | <text:s text:c="10"/>| <text:s text:c="9"/>| </text:span></text:p>
                <text:p text:style-name="Text_20_body"><text:span text:style-name="T1"><text:s/>h02 <text:s text:c="13"/>| double precision <text:s text:c="4"/>| <text:s text:c="10"/>| <text:s text:c="9"/>| </text:span></text:p>
                <text:p text:style-name="Text_20_body"><text:span text:style-name="T1"><text:s/>v02 <text:s text:c="13"/>| character varying(1) | <text:s text:c="10"/>| <text:s text:c="9"/>| </text:span></text:p>
                <text:p text:style-name="Text_20_body"><text:span text:style-name="T1"><text:s/>h03 <text:s text:c="13"/>| double precision <text:s text:c="4"/>| <text:s text:c="10"/>| <text:s text:c="9"/>| </text:span></text:p>
                <text:p text:style-name="Text_20_body"><text:span text:style-name="T1"><text:s/>v03 <text:s text:c="13"/>| character varying(1) | <text:s text:c="10"/>| <text:s text:c="9"/>| </text:span></text:p>
                <text:p text:style-name="Text_20_body"><text:span text:style-name="T1">.... </text:span></text:p>
                <text:p text:style-name="Text_20_body"><text:span text:style-name="T1"><text:s/>h24 <text:s text:c="13"/>| double precision <text:s text:c="4"/>| <text:s text:c="10"/>| <text:s text:c="9"/>| </text:span></text:p>
                <text:p text:style-name="Text_20_body"><text:span text:style-name="T1"><text:s/>v24 <text:s text:c="13"/>| character varying(1) | <text:s text:c="10"/>| <text:s text:c="9"/>| </text:span></text:p>
                <text:p text:style-name="Text_20_body"><text:span text:style-name="T1"/></text:p>
                <text:p text:style-name="Text_20_body"><text:span text:style-name="T1">Les dades tractades les haurieu de carregar a una taula semblant a :</text:span></text:p>
                <text:p text:style-name="Text_20_body"><text:span text:style-name="T1"/></text:p>
                <text:p text:style-name="Text_20_body"><text:span text:style-name="T1">aire=&gt; \d aire3</text:span></text:p>
                <text:p text:style-name="Text_20_body"><text:span text:style-name="T1"><text:s text:c="43"/>Table "public.aire3"</text:span></text:p>
                <text:p text:style-name="Text_20_body"><text:span text:style-name="T1"><text:s text:c="6"/>Column <text:s text:c="5"/>| <text:s text:c="11"/>Type <text:s text:c="12"/>| Collation | Nullable | <text:s text:c="13"/>Default <text:s text:c="13"/></text:span></text:p>
                <text:p text:style-name="Text_20_body"><text:soft-page-break/><text:span text:style-name="T1">------------------+-----------------------------+-----------+----------+-----------------------------------</text:span></text:p>
                <text:p text:style-name="Text_20_body"><text:span text:style-name="T1"><text:s/>id <text:s text:c="14"/>| integer <text:s text:c="20"/>| <text:s text:c="10"/>| not null | nextval('aire3_id_seq'::regclass)</text:span></text:p>
                <text:p text:style-name="Text_20_body"><text:span text:style-name="T1"><text:s/>codi_municipi <text:s text:c="3"/>| integer <text:s text:c="20"/>| <text:s text:c="10"/>| <text:s text:c="9"/>| </text:span></text:p>
                <text:p text:style-name="Text_20_body"><text:span text:style-name="T1"><text:s/>municipi <text:s text:c="8"/>| character varying <text:s text:c="10"/>| <text:s text:c="10"/>| <text:s text:c="9"/>| </text:span></text:p>
                <text:p text:style-name="Text_20_body"><text:span text:style-name="T1"><text:s/>estacio <text:s text:c="9"/>| integer <text:s text:c="20"/>| <text:s text:c="10"/>| <text:s text:c="9"/>| </text:span></text:p>
                <text:p text:style-name="Text_20_body"><text:span text:style-name="T1"><text:s/>codi_contaminant | integer <text:s text:c="20"/>| <text:s text:c="10"/>| <text:s text:c="9"/>| </text:span></text:p>
                <text:p text:style-name="Text_20_body"><text:span text:style-name="T1"><text:s/>temps <text:s text:c="11"/>| timestamp without time zone | <text:s text:c="10"/>| <text:s text:c="9"/>| </text:span></text:p>
                <text:p text:style-name="Text_20_body"><text:span text:style-name="T1"><text:s/>valor <text:s text:c="11"/>| double precision <text:s text:c="11"/>| <text:s text:c="10"/>| <text:s text:c="9"/>| </text:span></text:p>
                <text:p text:style-name="Text_20_body"><text:span text:style-name="T1"/></text:p>
              </text:section>
            </text:section>
            <text:p text:style-name="P3"/>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8T09:24:44.893179685</meta:creation-date>
    <meta:generator>LibreOffice/6.4.7.2$Linux_X86_64 LibreOffice_project/40$Build-2</meta:generator>
    <dc:date>2022-04-11T18:58:32.842208949</dc:date>
    <meta:editing-duration>PT25M19S</meta:editing-duration>
    <meta:editing-cycles>20</meta:editing-cycles>
    <meta:document-statistic meta:table-count="1" meta:image-count="0" meta:object-count="0" meta:page-count="5" meta:paragraph-count="76" meta:word-count="769" meta:character-count="5715" meta:non-whitespace-character-count="3885"/>
  </office:meta>
</office:document-meta>
</file>